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OF GREEN GABLES<text:line-break/><text:span text:style-name="T1">NAME Eden Bingham<text:line-break/>AGE 18<text:line-break/>PLACE OF BIRTH Delotos System Ag Slug 205 <text:line-break/>CURRENT LOCATION Starts at the slug, stays on the slug until all life is extinguished and is taken by the slavers to the Baba Yaga's is there until she frees herself and the rest and joins the resistance, then see's the resistance is a bunch of self absorbed shill fuck heads. <text:line-break/>NATIONALITY- Ag roayalty variation nordic</text:span></text:p>
      <text:p text:style-name="P1">EDUCATION- Standard High Bred Ag <text:line-break/>OCCUPATION- Student ag manager<text:line-break/>INCOME- no income to speak of <text:line-break/>HEIGHT 6' when she was an ag princess, but when she's at the baba yaga she went anywhere from 3' 4” to 8' 9” to serve clients. When she leave and joins the resistance she doesn't remember her exact stuff but she keeps what she likes and also the abilitiy to use the baba yaga stuff. <text:line-break/>EYE COLOR- Blue at first? <text:line-break/>HAIR COLOR- REEEEED<text:line-break/>BUILD- Stocky Farm girl strong hot<text:line-break/>DISTINGUISHING FEATURES- freckles, masculine hands, scars on face<text:line-break/>PREFERED OUTFIT- ag overalls she doesn't know how cute these are. Wants that gingham dress so badd! <text:line-break/>GLASSES- <text:s/>nope doesn't wear any <text:line-break/>ACCESSORIES- piggy screen and books and bible, sports team leader<text:line-break/>GROOMING (dishelved, smart put together, untidy but clean, other explain)- smart put together but not afraid of work, not too cleanly.<text:line-break/><text:line-break/>DISTINGUISHING TICS AND MANNERISMS- She's got a cute country girl ya'll maybe? And a fun way of talking farm girly raspy kinda masc lesbian? Also kind of hopeful and pollyanna and sweet. Until she has to let the whole masc lesbian take over because she wants to survive. She's got severe PTSD (research what this looks like)<text:line-break/>HEALTH DO THE SUFFER FROM ILLNESS?- Initally not at all. She's fit as a fucking fiddle. However when she get's past all the stuff at the yaga's she's really depressed and fucked up and jadded. <text:line-break/>HANDWRITING- Girly thick #2<text:line-break/>GAIT(Confident, powerful strides Lazy stroll Fast, walks at a clip Distracted, <text:soft-page-break/>eyes on the ground Other? If so, explain: )<text:line-break/>Powerful. She is a big lady and head of her soccer team etc. <text:line-break/><text:line-break/>Style of speech (elevated, educated, peppered with slang, etc.): She's pretty intelgent, but also a farm girl. She's religious and idealistic <text:s/></text:p>
      <text:p text:style-name="P1"/>
      <text:p text:style-name="P1">Tempo of speech (rapid, slow, measured, drawl, etc.): <text:line-break/>Do they have an accent yes or no<text:line-break/><text:line-break/>Kind of a farm-y speech peppered with beautiful units quotes about god, happiness, amarriage and the beauty of family life etc. </text:p>
      <text:p text:style-name="P1"/>
      <text:p text:style-name="P1">PITCH MOLODIC GRAVELLY DEEP ECT<text:line-break/>She's a great singer so yes medium. </text:p>
      <text:p text:style-name="P1"/>
      <text:p text:style-name="P1">POSTURE (Stiff, military Slouching Casual and relaxed ‘Turtle’, tired Other? If so, explain: )<text:line-break/>She's awkward a little kinda big. </text:p>
      <text:p text:style-name="P1"/>
      <text:p text:style-name="P1">GESTURING(Only when agitated or eager Doesn’t gesture Compulsive “hand-talker” Controlled, only to make a point Other? If so, explain )<text:line-break/>She's a talk and worker, if you don't give her something to do she doodles, paints, reads, highlights books, knits etc. Dessert productivity is next to godlyness. You've described the nasal scotch pronunciation remnants from the 1800's. Listen to ET Benson, born 1899 (Cache valley twang) he spoke just like that. Certain places high in the Appalachians towards Georgia have that twang as well.<text:line-break/><text:line-break/>Level of Eye Contact (direct shifty etc)- direct eye contact. Intense and powerful. <text:line-break/><text:line-break/>SPEECH IMPEDIMENTS- Nothing but the orginal utah accent and the godleness the farmy accent <text:line-break/><text:line-break/>DISTINGUISHING SPEECH TICS- has some anne of green gables pollyanna style phrases she says everyday. <text:line-break/><text:soft-page-break/><text:line-break/>PREFERED CURSE WORD- Awww Heck. <text:line-break/><text:line-break/>CATCHPHRASES- New Sun, New Day Learn from Mistakes Do better than yesterday! </text:p>
      <text:p text:style-name="P1"/>
      <text:p text:style-name="P1">Fresh Day, learned from all my mistakes<text:line-break/><text:line-break/>Better today than I've ever done, Honesty, Positiviety and some fun! </text:p>
      <text:p text:style-name="P1"/>
      <text:p text:style-name="P1">The happiest people don't have the best of everything, they just make the best of everything. <text:line-break/><text:line-break/>Dude just read anne of green gables quotes and go from there. </text:p>
      <text:p text:style-name="P1"><text:line-break/><text:line-break/>LAUGHTER WHAT DO THE TEND TO FIND FUNNY?- Weird mormon style idaho stuff, teenagle things. Slap stick stuff, what would polyanna laugh at? <text:line-break/><text:line-break/>Once she is in the whore house she has a really dark sense of humor. She finds in appropriate stuff funny. The misfortunes of others . When those in power fuck up or suffer. <text:line-break/><text:line-break/>She also loves gallows humor- she becomes a medic and has really good medical training at baba yaga's helps the people who go through the worst, the adicts the victims of violence etc .She helps them see the best laughs in where they are. Cheers them up with humor. <text:line-break/><text:line-break/>DESCRIBE THEIR SMILE Big gap toothed grin </text:p>
      <text:p text:style-name="P1"/>
      <text:p text:style-name="P1">EMOTIVE? EMOTIONS ON THEIR SLEEVE HOW EASLITY CAN OTHERS READ THEMSELVES<text:line-break/><text:line-break/>They are really emotive when they are green gables, but not so much when they've been the baba yaga for a while. They learnnnnn. Seduction, so much. <text:soft-page-break/>They are quite a complex character. </text:p>
      <text:p text:style-name="P1"><text:line-break/><text:line-break/>They have a resting ______ face. Angel Side-eye Neutral Confused Other? If so, explain: <text:line-break/><text:line-break/>Resting Angel for sure. Then a jaded bitch. Then finally a rest and a feels good man. <text:line-break/><text:line-break/>PART 2 – THE FLESH<text:line-break/>Definition how your character is a product of their environment. <text:line-break/>Similar to: the character bio and backstory. <text:line-break/>2.1 THE PAST<text:line-break/><text:line-break/>HOMETOWN- Ag slug<text:line-break/>TYPE OF CHILDHOOD(NEGLECTED sheltered etc.)- given everything to succeede and would have done great in the environment she was raised for. <text:line-break/>EDUCATION- Ag slug manager, baba yaga pleasure worker, Medic, Therapist, Small unit tactics, exploration, pilot, Psychonaught<text:line-break/><text:line-break/>Were they involved in organizations and clubs at school?- </text:p>
      <text:p text:style-name="P1">Sports, model un other debate drama gay straight alliance<text:line-break/>Yes to all the above. <text:line-break/><text:line-break/>At Graduation there were named most likely to ____________ in the yearbook. <text:line-break/><text:line-break/>Most likely to have a dream family- lead the slug and be the perfect wife. <text:line-break/><text:line-break/>JOBS if applicable what would their resume look like. - Mother home maker, teacher and leader of women and children, modle farmer and animal husbandry etc, <text:line-break/><text:line-break/>At baba yaga's shes the person who takes the longest to come under control, she got the highest views for her debut, she becomes pretty much baba yaga's right hand woman- runs the place and finds out everything about everyone, <text:soft-page-break/>she's the only one to break out of the control- and becomes a resistance fighter etc. In the resistance she quickly climbs the ranks and get's some millitary experince, uses the wet work etc from the baba yaga's to get things done around there. But once she get's deep there she notices the same bullshit that was on baba yaga's desk. Answer to the same people. <text:line-break/><text:line-break/>DREAM JOB as a Child? Why?<text:line-break/>Dream job as a child was to be the head of the library because she loved the reading times there. She envisioned the little kids all being her friends as she read to them.<text:line-break/><text:line-break/>Who were their role models growing up? Describe them. </text:p>
      <text:p text:style-name="P1">Well there were women in the bible, her mothers and the other girls on the soccer team, the other ag queens. <text:line-break/><text:line-break/>Greatest Regret- Fuck. Not getting the life of quiet peace she wanted. Not finding aurthur when she was supposed to. Not being able to save <text:span text:style-name="T2">anyone </text:span><text:span text:style-name="T3">on the slug. All the death that happened at Baba Yaga's all the death on the rebelion vs empire conflict. That arthur couldn't be brough along? </text:span><text:line-break/><text:line-break/>Hobbies Growing up- read, raised things, played family games, played soccer, read all the american girl doll novels she could get her hands on, helped and played with the brothers. Brothers let her do boy stuff that she wasn't supposed to, she led a lot</text:p>
      <text:p text:style-name="P1"/>
      <text:p text:style-name="P1">Favorite palce to be as a child- in the wheat fields, helping with the equipment, reading in the swing by the spring. </text:p>
      <text:p text:style-name="P1"/>
      <text:p text:style-name="P1">if they could change one thing from their past what would it be and WHY? <text:line-break/><text:line-break/>They come to terms with the fact that things couldn't have stayed where they were, and because of the suffering of others shouldn't have. But that her family didn't have to die. Arthur being lazy and not finding the right solution but doing the brute force novice solution led to her whole family dying and the slug being distroyed. At the end they miss their family, mother, father, etc.<text:line-break/><text:line-break/><text:soft-page-break/><text:line-break/><text:line-break/>Major turning points or life beats in childhood- Learning to read, learning she was smarter than most the men and still had to be led by them. </text:p>
      <text:p text:style-name="P1"/>
      <text:p text:style-name="Standard"><text:span text:style-name="T1">Earliest Memory- Grandma bringing her to the fields and letting her play in the canal. <text:line-break/><text:line-break/>Saddest Memory- losing a book by the canal and going to tell grandma that she had lost it and being the first one the discover that grandma passes away. <text:line-break/><text:line-break/>Happiest Memory- Winning the blue ribbons on ag days, soccer stuff etc. <text:line-break/><text:line-break/>Clearest Memory- seeing a glypse of the real night sky one evening when things were broken on a sensor ship. <text:line-break/><text:line-break/>What are the skeltons in the closet? - she might be sexually active, attracted to girls, and once she see's what happens she questions how could there be a god?<text:line-break/><text:line-break/>THREE ADJECTIVES TO DESCRIVE THEM AS A CHILD? Precocious, strong, leader, intelegent.<text:line-break/><text:line-break/>WHAT ADVICE WOULD THEY GIVE TO THEIR YONGER SELF? -Find that fucking idiot and help him. <text:line-break/><text:line-break/>CRIMINAL RECORD- No criminal record exists at all when they're at the slug. However when things go sideways they break their morality and rack up an impressive list. <text:line-break/><text:line-break/>2.2 FAMILY <text:line-break/><text:line-break/>FATHER- Father is the good brother Bingham who is a loving father who treats his daughter and sons with kindness and understanding support and playfulness. Like PA in laura ingles wilder. <text:line-break/>AGE IF LIVING? - thirty five an old and aged man when he had his first </text:span><text:soft-page-break/><text:span text:style-name="T1">child. <text:line-break/>OCCUPATION- Freeholder- <text:line-break/>Siblings- Three brothers- helpers welders all. <text:line-break/>BRIEFLY DESCIVE THEIR RELATIONSHIP WITH YOUR CHARACTER- they're a great dad. Kind loving fun and goofy upstanding in all the things. </text:span></text:p>
      <text:p text:style-name="P1"/>
      <text:p text:style-name="P1">MOTHER- sweet loving game player and watcher of birds. Lover of rymes and books and all the growing thigns. Sneaks her daugter a little peak at the stars and gives her her love of something beautitufl <text:line-break/>AGE IF LIVING- thirty three <text:line-break/>OCCUPATION- free holder mother teacher<text:line-break/>BRIEFLY DESCRIVE THEIR RELATIONSHIP WIT YOUR CHARACTER- they are a fanfucking tastic mother and they have lots of happy memories and feelres with the kids of their family from holidays to games to all the above. <text:s/><text:line-break/>SIBLINGS- Sisters all as the old farm stock you either got females or males no in between<text:line-break/>HOW MANY? three<text:line-break/>NAMES AGES <text:s/>Kara, Kindra, Meg<text:line-break/>RELATIONSHIP WITH YOUR CHARACTER wonderful mom, sisters all great. That's where the love starts. <text:line-break/><text:line-break/>CHILDREN IF APPLICABLE- big families all<text:line-break/>HOW MANY- three max<text:line-break/>WHAT ARE THEIR NAMES AGES ETC- older younger etc<text:line-break/>BRIEFLY DESCRIBE THEIR RELATIONSHIP WITH YOUR CHARACTER – showed them secrets, kind, understanding, nonjudgemental<text:line-break/><text:line-break/>EXTENDED FAMILY- Aunts uncles cousins big old family <text:line-break/>GRANDPARENTS- yeah still kicking it. <text:line-break/>UNCLES<text:line-break/>AUNTS<text:line-break/>COUSINS<text:line-break/>OTHER<text:line-break/><text:line-break/><text:soft-page-break/>FAMILY ECONOMIC STATUS- They would be some of the top class people on the slug. Had a farm going back generations. No one there was “rich” because the trading took most of the wealth, however compartively they had tons. <text:line-break/>HOW OFTEN DO THEY SEE THEIR FAMILY IN A YEAR- see family every day tons of them <text:line-break/><text:line-break/>2.3 EXTERNAL RELATIONSHIPS</text:p>
      <text:p text:style-name="P1">Closest Friends describe them: They have lots of friends, the girls at school, on the soccer team, and their cousins. They also love all their animals and would describe them as friends as well. <text:line-break/>ENEMIES- They don't have them on the slug, they have some healthy rivalries, competition for ag queen. Once arthur breaks the slug, she has immediate enemies, as in people who want to kill her, eat her, the hantonese and the other farmers and family etc. </text:p>
      <text:p text:style-name="P1"/>
      <text:p text:style-name="P1">HOW ARE THEY PERCIEVED:<text:line-break/> BY STRANGERS IN THE STREET?- a bright young girl, a real credit to the community family has been here for generations. <text:line-break/>ACQUANTANCES AT WORK FUNCTION?- does her work quick and fast always on the top of the competitions and production quotas. <text:line-break/><text:line-break/>At Baba yaga's people would say she's intense, but cares about people, at first very resistant but once she gives in it is hugely pleasurable for her and she loves it, good at it the best, only one who cares. </text:p>
      <text:p text:style-name="P1">COLLEAGUES IN THE OFFICE?- has a teacher that watches over her says she's awesome would recommend her to higher spots immediately. <text:line-break/><text:line-break/>baba yaga loves her. Sees her as a right hand man. <text:line-break/><text:line-break/>Rebelion see her as very useful asset, but not as controllable or trust worthy. Also as too snoopy- do what you're told. Buy the propoganda, we're the rebelion right we have to be the good guys? <text:line-break/><text:line-break/><text:line-break/>AUTHORITY FIGURES?- At the slug- seen as trust worthy top notch unit.</text:p>
      <text:p text:style-name="P1"><text:soft-page-break/>At baba yaga's- Like the old crone in the last unicorn see's the harpy, but Baba Yaga has hubris that no one can get off the pills. IF baba yaga cannot do it then there is no way that Anne of Green Gables could- then she couldn't either. <text:line-break/><text:line-break/>Part of her loves it, the sexual expression, the freedom the power, but she wants it at her own hands, not like this not controlled and forced. <text:line-break/><text:line-break/>There is a lot of problematic stuff here- things you'll have to square with and get criticized <text:line-break/><text:line-break/>In the rebelion- she's seen as a loose cannon not conforming and a problem. They see early on she's not going to be a good “rebel” which sets off alarm bells for her. What kind of rebelion would have a tracked improvement plan? <text:line-break/><text:line-break/>Once in the central way she's seen as who she is, the loved one and her pain and loss is recognized. The AI see's all the <text:line-break/><text:line-break/><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text:soft-pag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soft-pag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text:soft-page-break/>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08T15:50:16.01</meta:creation-date>
    <dc:date>2023-01-17T04:51:38</dc:date>
    <dc:creator>Blake Stanger</dc:creator>
    <meta:editing-duration>P2DT13H26M13S</meta:editing-duration>
    <meta:editing-cycles>14</meta:editing-cycles>
    <meta:generator>OpenOffice/4.1.11$Win32 OpenOffice.org_project/4111m1$Build-9808</meta:generator>
    <meta:document-statistic meta:table-count="0" meta:image-count="0" meta:object-count="0" meta:page-count="12" meta:paragraph-count="47" meta:word-count="2580" meta:character-count="14978"/>
  </office:meta>
</office:document-meta>
</file>